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00000057B5CBE24D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46cm, 1.123cm, 8.783cm, 1.17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933cm" svg:height="11.229cm" svg:x="2.058cm" svg:y="9.173cm">
          <draw:image xlink:href="Pictures/10000000000003E00000057B5CBE24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31T13:57:53.226479900</dc:date>
    <meta:editing-duration>PT24S</meta:editing-duration>
    <meta:editing-cycles>1</meta:editing-cycles>
    <meta:document-statistic meta:object-count="1"/>
    <meta:generator>LibreOffice/25.8.5.2$Windows_X86_64 LibreOffice_project/9c8b85f387cc00a89945a79c9e6239f32e450ac2</meta:generator>
  </office:meta>
</office:document-meta>
</file>